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7ac0" officeooo:paragraph-rsid="00207ac0"/>
    </style:style>
    <style:style style:name="P2" style:family="paragraph" style:parent-style-name="Standard">
      <style:text-properties officeooo:rsid="002230de" officeooo:paragraph-rsid="002230de"/>
    </style:style>
    <style:style style:name="P3" style:family="paragraph" style:parent-style-name="Standard">
      <style:text-properties officeooo:rsid="002230de" officeooo:paragraph-rsid="002321a0"/>
    </style:style>
    <style:style style:name="P4" style:family="paragraph" style:parent-style-name="Standard">
      <style:text-properties officeooo:rsid="002321a0" officeooo:paragraph-rsid="002321a0"/>
    </style:style>
    <style:style style:name="P5" style:family="paragraph" style:parent-style-name="Standard">
      <style:text-properties officeooo:rsid="0023324e" officeooo:paragraph-rsid="00207ac0"/>
    </style:style>
    <style:style style:name="P6" style:family="paragraph" style:parent-style-name="Standard">
      <style:text-properties officeooo:rsid="0023324e" officeooo:paragraph-rsid="0023324e"/>
    </style:style>
    <style:style style:name="P7" style:family="paragraph" style:parent-style-name="Standard">
      <style:text-properties officeooo:paragraph-rsid="0023324e"/>
    </style:style>
    <style:style style:name="P8" style:family="paragraph" style:parent-style-name="Standard">
      <style:text-properties officeooo:rsid="00236e8b" officeooo:paragraph-rsid="00236e8b"/>
    </style:style>
    <style:style style:name="P9" style:family="paragraph" style:parent-style-name="Preformatted_20_Text">
      <style:text-properties officeooo:paragraph-rsid="0023324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321a0"/>
    </style:style>
    <style:style style:name="T2" style:family="text">
      <style:text-properties officeooo:rsid="0023324e"/>
    </style:style>
    <style:style style:name="T3" style:family="text">
      <style:text-properties officeooo:rsid="00236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lógica de Conocimientos</text:p>
      <text:p text:style-name="P1">Mario Alberto Vázquez López</text:p>
      <text:p text:style-name="P1"/>
      <text:p text:style-name="P6">1. Ordenamiento de Turnos</text:p>
      <text:p text:style-name="P6"/>
      <text:p text:style-name="P2">class Prioridad{</text:p>
      <text:p text:style-name="P2"><text:tab/>id_prioridad: number;</text:p>
      <text:p text:style-name="P2"><text:tab/>nombre: string;</text:p>
      <text:p text:style-name="P2"><text:tab/>valor: number;</text:p>
      <text:p text:style-name="P2">}</text:p>
      <text:p text:style-name="P2"/>
      <text:p text:style-name="P2">class Turno {</text:p>
      <text:p text:style-name="P2"><text:tab/>id_cliente: number;</text:p>
      <text:p text:style-name="P2"><text:tab/>fecha_llegada: date;</text:p>
      <text:p text:style-name="P2"><text:tab/>prioridad_llegada: Prioridad</text:p>
      <text:p text:style-name="P2">}</text:p>
      <text:p text:style-name="P2"/>
      <text:p text:style-name="P2">function SortTurno(turnos: Turno[])</text:p>
      <text:p text:style-name="P2">let cambio = false;</text:p>
      <text:p text:style-name="P2"/>
      <text:p text:style-name="P2">do{</text:p>
      <text:p text:style-name="P6"><text:tab/>cambio = false;</text:p>
      <text:p text:style-name="P2"><text:tab/>for(i = 0; i &lt; turnos.length; i++){</text:p>
      <text:p text:style-name="P2"><text:tab/><text:tab/>let temporal;</text:p>
      <text:p text:style-name="P2"><text:tab/><text:tab/>if(turnos[i].prioridad.valor = turnos[i+1].prioridad.valor){</text:p>
      <text:p text:style-name="P2"><text:tab/><text:tab/><text:tab/><text:span text:style-name="T1">cambio = (turnos[i].fecha_llegada &gt; turnos[i+i].fecha_llegada)</text:span></text:p>
      <text:p text:style-name="P2"><text:tab/><text:tab/>}</text:p>
      <text:p text:style-name="P2"><text:tab/><text:tab/>else {</text:p>
      <text:p text:style-name="P2"><text:tab/><text:tab/><text:tab/><text:span text:style-name="T1">if(turnos[i].prioridad.valor &gt; turnos[i+1].prioridad.valor)</text:span></text:p>
      <text:p text:style-name="P2"><text:tab/><text:tab/><text:tab/><text:tab/><text:span text:style-name="T1">cambio = true;</text:span></text:p>
      <text:p text:style-name="P2"><text:tab/><text:tab/>}</text:p>
      <text:p text:style-name="P2"/>
      <text:p text:style-name="P3"><text:tab/><text:tab/><text:span text:style-name="T1">if(cambio){</text:span></text:p>
      <text:p text:style-name="P3"><text:span text:style-name="T1"><text:tab/><text:tab/><text:tab/>temporal = turnos[i+1]</text:span></text:p>
      <text:p text:style-name="P3"><text:span text:style-name="T1"><text:tab/><text:tab/><text:tab/>turnos[i+1] = turnos[i]</text:span></text:p>
      <text:p text:style-name="P3"><text:span text:style-name="T1"><text:tab/><text:tab/><text:tab/>turnos[i] temporal;<text:tab/><text:tab/><text:tab/></text:span></text:p>
      <text:p text:style-name="P3"><text:span text:style-name="T1"><text:tab/><text:tab/>}</text:span></text:p>
      <text:p text:style-name="P2"><text:tab/><text:tab/></text:p>
      <text:p text:style-name="P2"><text:tab/>}</text:p>
      <text:p text:style-name="P2">}while(<text:span text:style-name="T1">cambio</text:span>);</text:p>
      <text:p text:style-name="P6">turnos.shift(); // Quitar el primer turno del arreglo</text:p>
      <text:p text:style-name="P4">return turnos<text:span text:style-name="T2">[0] //Regresa el turno siguiente</text:span>;</text:p>
      <text:p text:style-name="P2">}</text:p>
      <text:p text:style-name="P2"/>
      <text:p text:style-name="P6">2. Ordenamiento de lista simple</text:p>
      <text:p text:style-name="P7"><text:span text:style-name="T2">function sortList(list: array[]){</text:span></text:p>
      <text:p text:style-name="Preformatted_20_Text"><text:s text:c="4"/>let <text:span text:style-name="T2">cambio</text:span>;</text:p>
      <text:p text:style-name="Preformatted_20_Text"><text:s text:c="4"/>do {</text:p>
      <text:p text:style-name="Preformatted_20_Text"><text:s text:c="8"/><text:span text:style-name="T2">cambio</text:span> = false;</text:p>
      <text:p text:style-name="Preformatted_20_Text"><text:soft-page-break/><text:s text:c="8"/>for (let i = 0; i &lt; <text:span text:style-name="T2">list.length</text:span>; i++) {</text:p>
      <text:p text:style-name="Preformatted_20_Text"><text:s text:c="12"/>if (<text:span text:style-name="T2">list</text:span>[i] <text:span text:style-name="T2">&lt;</text:span> <text:span text:style-name="T2">list</text:span>[i + 1]) {</text:p>
      <text:p text:style-name="P9"><text:s text:c="16"/>let t<text:span text:style-name="T2">e</text:span>mp<text:span text:style-name="T2">oral</text:span> = <text:span text:style-name="T2">list</text:span>[i];</text:p>
      <text:p text:style-name="P9"><text:s text:c="16"/><text:span text:style-name="T2">list</text:span>[i] = <text:span text:style-name="T2">list</text:span>[i + 1];</text:p>
      <text:p text:style-name="P9"><text:s text:c="16"/><text:span text:style-name="T2">list</text:span>[i + 1] = tmp;</text:p>
      <text:p text:style-name="Preformatted_20_Text"><text:s text:c="16"/><text:span text:style-name="T2">cambio</text:span> = true;</text:p>
      <text:p text:style-name="Preformatted_20_Text"><text:s text:c="12"/>}</text:p>
      <text:p text:style-name="Preformatted_20_Text"><text:s text:c="8"/>}</text:p>
      <text:p text:style-name="Preformatted_20_Text"><text:s text:c="4"/>} while (<text:span text:style-name="T2">cambio</text:span>);</text:p>
      <text:p text:style-name="Preformatted_20_Text"><text:s text:c="4"/>return <text:span text:style-name="T2">list</text:span>;</text:p>
      <text:p text:style-name="P10">};</text:p>
      <text:p text:style-name="P6">}</text:p>
      <text:p text:style-name="P6"/>
      <text:p text:style-name="P6">3. Explicar las diferencias</text:p>
      <text:p text:style-name="P6">Callbacks y promesas:</text:p>
      <text:p text:style-name="P6">Un callback es de manera simple, una función que recibe como segundo argumento otra función que se ejecuta al final de la función principal para manejar procedimientos de manera asíncrona.</text:p>
      <text:p text:style-name="P6">A diferencia de Callback, las Promesas son una nueva clase de Javascript que integra de manera nativa el manejo de respuesta y error <text:span text:style-name="T3">(resolve, reject)</text:span> que sirve para <text:span text:style-name="T3">tener peticiones a servidor más ordenadas y anidadas fácilmente con la función integrada then().</text:span></text:p>
      <text:p text:style-name="P6"/>
      <text:p text:style-name="P8">El usar promesas con async, await nos permite correr nuestras promesas como si fueran código síncrono.</text:p>
      <text:p text:style-name="P8"/>
      <text:p text:style-name="P8">Los Observadores pueden ser usados de manera síncrona como asíncrona y la ventaja del observable es que el observable puede omitir múltiples valores a lo largo de su tiempo de ejecución o respuesta.</text:p>
      <text:p text:style-name="P8"/>
      <text:p text:style-name="P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4:51:22.827402707</meta:creation-date>
    <meta:generator>LibreOffice/6.0.7.3$Linux_X86_64 LibreOffice_project/00m0$Build-3</meta:generator>
    <dc:date>2020-04-28T15:52:42.760785123</dc:date>
    <meta:editing-duration>PT7M55S</meta:editing-duration>
    <meta:editing-cycles>1</meta:editing-cycles>
    <meta:document-statistic meta:table-count="0" meta:image-count="0" meta:object-count="0" meta:page-count="2" meta:paragraph-count="60" meta:word-count="282" meta:character-count="1990" meta:non-whitespace-character-count="1592"/>
  </office:meta>
</office:document-meta>
</file>